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4ef9" officeooo:paragraph-rsid="000b4ef9"/>
    </style:style>
    <style:style style:name="P2" style:family="paragraph" style:parent-style-name="Standard">
      <style:text-properties officeooo:rsid="000c2863" officeooo:paragraph-rsid="000c2863"/>
    </style:style>
    <style:style style:name="P3" style:family="paragraph" style:parent-style-name="Standard">
      <style:text-properties officeooo:rsid="000db3ac" officeooo:paragraph-rsid="000db3ac"/>
    </style:style>
    <style:style style:name="T1" style:family="text">
      <style:text-properties officeooo:rsid="000c2863"/>
    </style:style>
    <style:style style:name="T2" style:family="text">
      <style:text-properties officeooo:rsid="000dfe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 national economy is the productive apparatus of a given area, defined by state sovereignty. A world economy is the interconnected transfer of capital, commodities and international investing, between national productive organs. A national economy is a subset of the international economy.</text:p>
      <text:p text:style-name="P1"/>
      <text:p text:style-name="P1">International capitalism creates hierarchical relations between geographic areas, based on their local resources and capacities, weighed against the costs of extraction and logistical concerns <text:span text:style-name="T1">with the goal of establishing a monopoly over the resources of an area. </text:span></text:p>
      <text:p text:style-name="P1"/>
      <text:p text:style-name="P2">Capitalist expansion depends on imperialism to secure monopoly conditions in an area with valuable resources as well as the infrastructure to move those resources to market. Because these areas are most often occupied with people, it becomes a priority to seize power over the resources of the area with the minimum possible investment into the productive apparatus of the geographic area. It is in this way that all questions of economic development become a question of political conflict. The more of a monopolistic condition in those areas, the brighter the line between the classes.</text:p>
      <text:p text:style-name="P2"/>
      <text:p text:style-name="P2">2. Some examples of political struggles have arrived would be : The 2020 right wing coup in Bolivia over abundant lithium deposits, The state of global sanctions against Venezuela and their countries policy in nationalizing the proceeds, The struggle of indigenous North American “water protectors” and their allies against efforts to build leaky pipelines to transport heavy crude from Canada to Texas, and the connection that the pipeline has to Venezuelan oil production as Canada and Venezuela are the largest sources of heavy crude in the hemisphere.</text:p>
      <text:p text:style-name="P2"/>
      <text:p text:style-name="P3">3. I think it is a valid categorization, as many areas with abundant resources are “kept rural” that is, underdeveloped, in a bid to keep the material conditions of the local area as scarce and precarious as possible. A major difference might be to the extent that this has occurred, that there are very few areas left that are completely decoupled from industrialization. Even areas that might serve the same function as what was described as a “rural” area by Bukharin, might actually have become quite urban. As long as an area is able to keep their labor force sufficiently under-compensated for the value of their labor, and retains the resources and means to extract them, an area can be quite urban and industrialized. However, these exploited areas, though kept poor and unstable by imperialist aims, exist outside of the progressive influence of the imperial core, though still firmly inside the political and economic influence of Imperial Capitalism.</text:p>
      <text:p text:style-name="P3"/>
      <text:p text:style-name="P3">4. <text:span text:style-name="T2">Considering the roles that GB, USA and Germany played in 2 world wars, I think they are very significant countries. As always, economic concerns are a subterfuge for imperialist ambitions, and vice <text:s/>versa. I believe they have a high level of industrial development because of their proximity to capital and historical development of the MoP in those area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15:50:13.660336000</meta:creation-date>
    <dc:date>2022-01-24T16:29:05.108433418</dc:date>
    <meta:editing-duration>PT5M50S</meta:editing-duration>
    <meta:editing-cycles>2</meta:editing-cycles>
    <meta:generator>LibreOffice/7.1.8.1$Linux_X86_64 LibreOffice_project/10$Build-1</meta:generator>
    <meta:document-statistic meta:table-count="0" meta:image-count="0" meta:object-count="0" meta:page-count="1" meta:paragraph-count="6" meta:word-count="478" meta:character-count="3021" meta:non-whitespace-character-count="2546"/>
  </office:meta>
</office:document-meta>
</file>